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35cm" fo:min-width="5.2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6.05cm" fo:min-width="2.5cm"/>
    </style:style>
    <style:style style:name="gr3" style:family="graphic" style:parent-style-name="standard">
      <style:graphic-properties draw:textarea-horizontal-align="justify" draw:textarea-vertical-align="middle" draw:auto-grow-height="false" fo:min-height="0.498cm" fo:min-width="1.8cm"/>
    </style:style>
    <style:style style:name="gr4" style:family="graphic" style:parent-style-name="standard">
      <style:graphic-properties draw:fill-color="#7ed22b" draw:textarea-horizontal-align="justify" draw:textarea-vertical-align="middle" draw:auto-grow-height="false" fo:min-height="0.498cm" fo:min-width="1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draw:marker-end="Symmetric_20_Arrow" draw:marker-end-width="0.3cm"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style:text-autospace="none"/>
      <style:text-properties style:use-window-font-color="true" style:font-name="Monospace" fo:font-size="14pt" fo:font-style="normal" fo:font-weight="normal" style:font-name-asian="Monospace" style:font-size-asian="14pt" style:font-style-asian="normal" style:font-weight-asian="normal" style:font-name-complex="Monospace" style:font-size-complex="14pt" style:font-style-complex="normal" style:font-weight-complex="normal"/>
    </style:style>
    <style:style style:name="P5" style:family="paragraph">
      <style:paragraph-properties fo:text-align="center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>
      <style:paragraph-properties fo:text-align="center" style:text-autospace="none"/>
      <style:text-properties style:use-window-font-color="true" style:font-name="Monospace" fo:font-size="14pt" fo:font-style="normal" fo:font-weight="normal" style:font-name-asian="Monospace" style:font-size-asian="14pt" style:font-style-asian="normal" style:font-weight-asian="normal" style:font-name-complex="Monospace" style:font-size-complex="14pt" style:font-style-complex="normal" style:font-weight-complex="normal"/>
    </style:style>
    <style:style style:name="P7" style:family="paragraph">
      <loext:graphic-properties draw:fill-color="#7ed22b"/>
      <style:paragraph-properties fo:text-align="center" style:text-autospace="none"/>
      <style:text-properties style:use-window-font-color="true" style:font-name="Monospace" fo:font-size="14pt" fo:font-style="normal" fo:font-weight="normal" style:font-name-asian="Monospace" style:font-size-asian="14pt" style:font-style-asian="normal" style:font-weight-asian="normal" style:font-name-complex="Monospace" style:font-size-complex="14pt" style:font-style-complex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onospace" fo:font-size="8pt" fo:font-style="normal" fo:text-shadow="none" style:text-underline-style="none" fo:font-weight="normal" style:letter-kerning="true" style:font-name-asian="Monospace" style:font-size-asian="8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7cm" svg:height="1.6cm" svg:x="4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6.3cm" svg:x="17.4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cm" svg:height="0.748cm" svg:x="1.5cm" svg:y="1.852cm">
          <text:p text:style-name="P2"><text:span text:style-name="T1">Sho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3cm" svg:height="0.748cm" svg:x="13.6cm" svg:y="1.9cm">
          <text:p text:style-name="P2"><text:span text:style-name="T1">Discip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2.3cm" svg:height="0.748cm" svg:x="6cm" svg:y="1.9cm">
          <text:p text:style-name="P4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4.7cm" svg:y="4.752cm">
          <text:p text:style-name="P6"><text:span text:style-name="T2">Asset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7.3cm" svg:y="4.752cm">
          <text:p text:style-name="P6"><text:span text:style-name="T2">Shot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17.8cm" svg:y="1.604cm">
          <text:p text:style-name="P6"><text:span text:style-name="T2">Modelling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17.8cm" svg:y="2.852cm">
          <text:p text:style-name="P6"><text:span text:style-name="T2">Surfacing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17.8cm" svg:y="4.152cm">
          <text:p text:style-name="P6"><text:span text:style-name="T2">Rigging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17.8cm" svg:y="5.552cm">
          <text:p text:style-name="P6"><text:span text:style-name="T2">Layou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17.8cm" svg:y="6.652cm">
          <text:p text:style-name="P6"><text:span text:style-name="T2">Anim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cm" svg:height="0.748cm" svg:x="10.6cm" svg:y="9.152cm">
          <text:p text:style-name="P2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cm" svg:height="0.748cm" svg:x="17.6cm" svg:y="9.652cm">
          <text:p text:style-name="P2"><text:span text:style-name="T1">User Pool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5.9cm" svg:y1="2.274cm" svg:x2="17.4cm" svg:y2="4.55cm" draw:start-shape="id1" draw:start-glue-point="1" draw:end-shape="id2" svg:d="M15900 2274h750v2276h750" svg:viewBox="0 0 1501 2277">
          <text:p/>
        </draw:connector>
        <draw:connector draw:style-name="gr6" draw:text-style-name="P8" draw:layer="layout" svg:x1="7.15cm" svg:y1="2.648cm" svg:x2="7.15cm" svg:y2="4.3cm" draw:start-shape="id3" draw:start-glue-point="2" draw:end-shape="id4" draw:end-glue-point="0" svg:d="M7150 2648v1652" svg:viewBox="0 0 1 1653">
          <text:p/>
        </draw:connector>
        <draw:custom-shape draw:style-name="gr3" draw:text-style-name="P3" xml:id="id5" draw:id="id5" draw:layer="layout" svg:width="2.3cm" svg:height="0.748cm" svg:x="3.5cm" svg:y="8.8cm">
          <text:p text:style-name="P2"><text:span text:style-name="T1">Ti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7cm" svg:height="1.6cm" svg:x="1.8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2.2cm" svg:y="11.552cm">
          <text:p text:style-name="P6"><text:span text:style-name="T2">Pro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cm" svg:height="0.748cm" svg:x="4.8cm" svg:y="11.552cm">
          <text:p text:style-name="P6"><text:span text:style-name="T2">Character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4.65cm" svg:y1="9.548cm" svg:x2="4.65cm" svg:y2="11.1cm" draw:start-shape="id5" draw:start-glue-point="2" draw:end-shape="id6" draw:end-glue-point="0" svg:d="M4650 9548v1552" svg:viewBox="0 0 1 15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20:58:50.568499705</meta:creation-date>
    <dc:date>2019-04-05T21:08:06.663836992</dc:date>
    <meta:editing-duration>PT9M16S</meta:editing-duration>
    <meta:editing-cycles>2</meta:editing-cycles>
    <meta:generator>LibreOffice/5.3.6.1$Linux_X86_64 LibreOffice_project/30$Build-1</meta:generator>
    <meta:document-statistic meta:object-count="21"/>
  </office:meta>
</office:document-meta>
</file>